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85mm"/>
    </style:style>
    <style:style style:name="co2" style:family="table-column">
      <style:table-column-properties fo:break-before="auto" style:column-width="22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490107791-valid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490107791-valid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bk.gupta@nic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ijraj.zala@ethoshr.n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ndidate@kamms.n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ndidates@stratumconsulting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reers.elixirpetroleum@live.co.u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itanya.cordgrass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ndanas@globali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isma@ei-india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rian@google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js@executivesearchindia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d@shaktibhog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cub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ult.job123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actjob2010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s.ashutosh1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sbaindia6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stomercare-en@cc.yahoo-inc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v.jobnu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v17@brightconsultants.co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liah.rodrigues@ethoshr.n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shika@thepremierconsultants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cp-pcr-dl@nic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epti.chawla@perceptindia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epti@essnee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lhi@arinsight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lhi@jobabet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lhi1@visahouse.n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lpol@vsn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gupta@worksourceprofessiona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hiren.cmc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panwita.mindworx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vesh@havocconsultants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vya.tewari@vfirst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namic04@aol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namicgaurav@ao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_cc@licindia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ecutivesearch2@jvi-globa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ro.agrawal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ro81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ture.lavanya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tjobs@estrelapeople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lak.info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sravanthi@machertech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njan@therecruiters.n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ru@accelitresources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rneet.kaur@rightstepconsulting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rshada.kadam@agesworld.or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d.hunters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mamalini@ramconsultancy.or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mant.k.sindhi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tesh.kumar@securitas-india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r25@vhc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ra@skcmanagement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rd@tc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emumbai1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-mail@cc.yahoo-inc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u@theshapers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tti.grover@ybrantpeople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tin@ingeniousconsultants.co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tin@recruitprime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ya@bharatjobs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yam@unisoninternational.n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yamarip@lobostaffing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yants@e-lixirweb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yashree@angelandgenie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chohan@servicesats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eevan.jyoti@naukri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itender.tanwar@manyagroup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itendra.singh@infoproworldwide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bfortalented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bs003.havoc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bzone4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thi@gestioneconsulting.co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mal@lakshhr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ran.sahney@unarstech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rishma@lecoanethemant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val.patel@brentfordservices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vita.kandari@pyramidconsultinginc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hurana.gaurav@indiabulls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rti.tripathi@suryaconsultants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rtigcc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mal@symmetrical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uldeep.kaur@neweraindia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unjal.taskstaffing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unjal@taskstaffing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tchumy_marimuthoo@astro.com.m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fi@hro2.co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tus.seekers.10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tus.seekers.11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gnum.north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hender@lecoanethemant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il10@brainconsultants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il21.atoz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nsi.gandhi@thesearchhouse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nsi@sutrajobs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keting3@uhr.co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yank.saraswat@pyramidconsultinginc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yuri.benchmark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diahunt07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enakshi.jha@wlci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gha@rubiks3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rneha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chael@contactxindia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akshi@genuinejobs.co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han.kammar@futurestep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hanan.pk@m2kindia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nika.bisla@neweraindia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nika@thetoprankers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rc.newdelhi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sconsultancy2005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sharibb@yahoo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nira_e@kellyservices.co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nish.arya@tiarahrplus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rata.junnarkar@mastermindconsultants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esh.dawda@yahoo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ora@theshapers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veen.verma@barclays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vpreet.singh@indiamart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ena@signjobs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eru@mastermindnetwork.co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ha.athena@bharatjobs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jobpoint37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bi.t@universalhunt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dhi@acdplacements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dhi@trinityitservices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kita@aambridge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kki@rkco.or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rmaal.gupta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sha.rathod@teamtree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shag@contactxindia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thya@maxposure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tika@arinsight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tin@cherryhill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manvacancy@yahoo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portunities@startv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ivermaiyc@yahoo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vneet.kaur@24by7.co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vneet247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int.financials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oja.j@universalhunt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oja.rajpal@manpower.co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ojaa@policybazaar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ojat@contactxindia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onam.dhanik@naukri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ornima@zodiachrc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achi.shinejobs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adeep@jobshapers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agya@vcmsindia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akash@maximusindia.co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asanna@maximusindia.co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asanta@roljobs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asanth@beeranaconsulting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ateek.crown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eti.mindworx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eti@beaconresource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ince@innovarss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iya@anlagehro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iyanka.laddershr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consultancy206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yadav@okayainfo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dhika_treon@kellyservices.co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hul.khurana@peoplestrong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jiv.awasthi@kkspunpipes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shmid@globali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thi.ravi09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cruiter143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kha.bhoriya@abcconsultants.n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nu@careeristindia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nud.primejobs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nuka.shetty@capgemini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ume@hraxisindia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ume@selectus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ume@spdbindia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genterpriseschd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gmanagementconsultants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cha.khanna@jobline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cha.sonker@amsolutions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cha@teqnirvana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nkusharma102008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placement24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chi.arora@educomp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dra.consultant1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pa.thakur@adecco.co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yson@perfectprofiles.n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chin.agarwal@naukri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chin@perfectprofiles.n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dhna@signaturestaffindia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diya_s@kellyservices.co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deep.t@pamhohr.n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deep@careerdraftman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jay_dsouza@kellyservices.co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njay@aambridge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pearlsingla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rah.jones27@talktalk.n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rita@mounttalent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rita27rai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theesh@maximusindia.co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tya@spectrumtalent.co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urabh.k@thehuntends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yantan@yaccess.co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yedr@globali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bina@sutrahr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bina@sutrajobs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hina.hiimpact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lini.chauhan@genuinejobs.co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lini@aambridge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ikha@sutrajobs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ilpa.gupta@earthinfra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ilpa.splensol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ilpa@talenthouse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ivanshu.raj@pyramidconsultinginc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ivpriyad@nda.amarujala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obhika.shukla@quantronix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obhitas@globali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ruti.shanbhag@anlagehro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weta.sharma@securitas-india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wetha.nagaraj@manpower.co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yamalijobtry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mg@tusthi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mita@axiustek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mprasan@cisco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nal.shetty@mhc.co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nali.Tondwalkar@eclerx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nam.gupta@bureaucracytoday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niaj@unisoninternational.n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wmya@jobsbcs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rkpeoplearshya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sajobs@airtelmail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bash@primusgloba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dha@tekshapers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ayya@careercatalysts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itjobhr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na.connectpro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na@connectprosearch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nil.laddershr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porthyd@visahouse.n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shma.bhat@provab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ati.aawahan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atim@contactxindia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eta.arya@makemydreamjob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llowoilplc07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madevi@avenuesconsultancy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iversalindia8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idya.aditya1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nchha.garg@adecco.co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sundhara@innovarss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ena@opsolutions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bha@shellcorporate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bhuti.bhalla@mafoirandstad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nay86.hro2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so@ivolunteer.org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blink_hr@yahoo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ashica@a2zplacements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asho.vardhan@mavenworkforce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ogesh@vhrpindia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inab@anakinindia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msindia@mtnl.net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en@zenpeoplecraft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ubin.kapadia@valconusa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ita@mounttalent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inav.choubey@muthootfinance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amir@nvistas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ashima@tangerinedigita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hijit@globalconsultant.co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hishek.micro@mbctv.co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g9291dbpfs@ao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jayrthakur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jaythakur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kanksha.mukherjee@humanassethr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kansha@marketscope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kenny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it_gawade@onwardgroup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ita@talenttrack.n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itmishra.mba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il.koshy@timesgroup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kush@kaiznhr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u@mindshareconsultants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avinth.krishnamurthy@timesgroup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un@lecoanethemant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zaz.shaikh@frontahead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bita@firstcalli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claysfinance.customerservice@barclays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savaraj@yahoo.co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sunelogal@yahoo.co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banerjee.adguru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havna@abbscissa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ermannick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mdelb3490@centralbankofindia.co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reer.scope@y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reerfortune@y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reerfortune149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1ibsworld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ultant11@valconusa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v1@brightconsultants.co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vwalaresume2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vwalaresume3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lhi.rohinitvs@tatatel.co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haram.sharma@smartshore.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manuel.revjames@yahoo.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.varunhr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ecastadvertising@hot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tune.profiles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nnikfinmark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rmantelecom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rneetkaur1998@yahoo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rshad.sabne@vodafone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dfc.cc.doc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r.208@accessjobsolutions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r.abaris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r.adds@abseepeninsular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r.adds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manresource@sunworld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manrightsindia.in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yflyauto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bsdelhi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la.panchakshari@sapwood.n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shwar.strategic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bs1229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p3187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nika@alsachi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nishk@vision2konnect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ushiksen@3dotsconsultancy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umarmanojdikshit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.multani@auxanotech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nish.rathod@tv9.n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npreeti.singhrecruits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@bmabrands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enal.bhandari01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akshi@milestonehr.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rik16a@yahoo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@concordhrs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ravindra@nagarjunagroup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ayanan.expertiz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rulasanjeev@hot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ha.m@therisingconsultancy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nal@mindshareconsultants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o_shin91@yahoo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onam@globaljobs.net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onam@vivainfomedia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rna@elitehrpractices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iyanka.malhotra@earthinfra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iyojeetmoitra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cheeta@netsyscon.n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chna.kumar@abcconsultants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ghavendra@vlsconsulting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gini.kumari@dimensiongroup.co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jeev@corporatemantra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jiv@careersatcore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mesh@exhibit.co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cruitment.sang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cruitment3@econnexions.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ume.mahindraservices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ume@3dotsconsultancy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tailcvs@fmcjobsonline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k@mindsoftconsulting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opa@talenttrack.n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chi.sethi@mavenworkforce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chikas@unisoninternational.n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wapkt01sector20rohini@yahoo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.goswami1964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rika@bharatjobs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houdhary@vanassociates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ema@talenttrack.n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lomi.gupte@alchemistindia.n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ipra@signaturestaffindia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ivanjali@samparksearch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mantadas87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sassociates91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vnagaraj@hot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mruti.arora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nirmal@indiabulls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urcing.north@gmail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jay.a@scancomsolutions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ket.gurtu@proof-of-performance.com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 <text:a xlink:href="mailto:amit.saraff@smartshore.us" xlink:type="simple">amit.saraff@smartshore.us</text:a></text:p>
          </table:table-cell>
          <table:table-cell table:number-columns-repeated="1023"/>
        </table:table-row>
        <table:table-row table:style-name="ro1" table:number-rows-repeated="10482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490107791-valid" style:display-name="PageStyle_490107791-vali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IN</dc:language>
    <meta:editing-cycles>1</meta:editing-cycles>
    <meta:editing-duration>PT8M42S</meta:editing-duration>
    <meta:generator>LibreOffice/5.1.6.2$Linux_X86_64 LibreOffice_project/10m0$Build-2</meta:generator>
    <dc:date>2018-06-18T19:50:13.458320600</dc:date>
    <meta:document-statistic meta:table-count="1" meta:cell-count="375" meta:object-count="0"/>
  </office:meta>
</office:document-meta>
</file>